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b74c" officeooo:paragraph-rsid="0011b7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3ebd9" officeooo:paragraph-rsid="0013ebd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3ebd9" officeooo:paragraph-rsid="0013ebd9" style:font-size-asian="14pt" style:font-weight-asian="bold" style:font-size-complex="14pt" style:font-weight-complex="bold"/>
    </style:style>
    <style:style style:name="T1" style:family="text">
      <style:text-properties officeooo:rsid="0013e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P<text:span text:style-name="T1">4</text:span> : <text:span text:style-name="T1">Apriori </text:span></text:p>
      <text:p text:style-name="P2">Joel T Vadakekalam</text:p>
      <text:p text:style-name="P2">25</text:p>
      <text:p text:style-name="P2">S5DS</text:p>
      <text:p text:style-name="P2">25/10/22</text:p>
      <text:p text:style-name="P4"/>
      <text:p text:style-name="P4">from itertools import combinations</text:p>
      <text:p text:style-name="P4">def count(trans,x):</text:p>
      <text:p text:style-name="P4"><text:tab/>value=0</text:p>
      <text:p text:style-name="P4"><text:tab/>x=set(x)</text:p>
      <text:p text:style-name="P4"><text:tab/>for i in trans:</text:p>
      <text:p text:style-name="P4"><text:tab/><text:tab/>if x.issubset(i):value+=1</text:p>
      <text:p text:style-name="P4"><text:tab/>return value</text:p>
      <text:p text:style-name="P4"/>
      <text:p text:style-name="P4">def apriori(trans,c,min_support,n):</text:p>
      <text:p text:style-name="P4"><text:s text:c="4"/>li=[]</text:p>
      <text:p text:style-name="P4"><text:s text:c="4"/>print(n,"item set")</text:p>
      <text:p text:style-name="P4"><text:s text:c="4"/>for i in combinations(c,n):</text:p>
      <text:p text:style-name="P4"><text:s text:c="4"/><text:tab/>if count(trans,i)&gt;=min_support:</text:p>
      <text:p text:style-name="P4"><text:s text:c="4"/><text:tab/><text:tab/>li.append(i)</text:p>
      <text:p text:style-name="P4"><text:s text:c="4"/><text:tab/><text:tab/>print(i,count(trans,i))</text:p>
      <text:p text:style-name="P4"><text:s text:c="4"/>if li==[]:</text:p>
      <text:p text:style-name="P4"><text:s text:c="4"/><text:tab/>print("\tNILL")</text:p>
      <text:p text:style-name="P4"><text:s text:c="4"/><text:tab/>return</text:p>
      <text:p text:style-name="P4"><text:s text:c="4"/>apriori(trans,c,min_support,n+1)</text:p>
      <text:p text:style-name="P4"/>
      <text:p text:style-name="P4">file=open('exp4.txt','r')</text:p>
      <text:p text:style-name="P4">transactions=[]</text:p>
      <text:p text:style-name="P4">tid=[]</text:p>
      <text:p text:style-name="P4">min_support=2</text:p>
      <text:p text:style-name="P4"/>
      <text:p text:style-name="P4">#input file into a list in list where each line is inputted as a list</text:p>
      <text:p text:style-name="P4">for i in file.readlines():</text:p>
      <text:p text:style-name="P4"><text:s text:c="4"/>line=i.split()[:]</text:p>
      <text:p text:style-name="P4"><text:s text:c="4"/>key,val=line[0],set(line[1:])</text:p>
      <text:p text:style-name="P4"><text:s text:c="4"/>transactions.append(val)</text:p>
      <text:p text:style-name="P4"><text:s text:c="4"/>tid.append(key)</text:p>
      <text:p text:style-name="P4"/>
      <text:p text:style-name="P4">#Getting all the items</text:p>
      <text:p text:style-name="P4">temp=set()</text:p>
      <text:p text:style-name="P4">for i in transactions:</text:p>
      <text:p text:style-name="P4"><text:tab/>temp=temp.union(i)</text:p>
      <text:p text:style-name="P4">temp=sorted(list(temp))</text:p>
      <text:p text:style-name="P4">apriori(transactions,temp,min_support,1)</text:p>
      <text:p text:style-name="P5"><text:soft-page-break/>Output:</text:p>
      <text:p text:style-name="P5"/>
      <text:p text:style-name="P5"><text:s text:c="6"/>1 item set</text:p>
      <text:p text:style-name="P5">---------------------</text:p>
      <text:p text:style-name="P5">| <text:s text:c="6"/>i1 <text:s text:c="6"/>|6 |</text:p>
      <text:p text:style-name="P5">| <text:s text:c="6"/>i2 <text:s text:c="6"/>|7 |</text:p>
      <text:p text:style-name="P5">| <text:s text:c="6"/>i3 <text:s text:c="6"/>|6 |</text:p>
      <text:p text:style-name="P5">| <text:s text:c="6"/>i4 <text:s text:c="6"/>|2 |</text:p>
      <text:p text:style-name="P5">| <text:s text:c="6"/>i5 <text:s text:c="6"/>|2 |</text:p>
      <text:p text:style-name="P5">---------------------</text:p>
      <text:p text:style-name="P5"><text:s text:c="6"/>2 item set</text:p>
      <text:p text:style-name="P5">---------------------</text:p>
      <text:p text:style-name="P5">| <text:s text:c="4"/>i1 i2 <text:s text:c="5"/>|4 |</text:p>
      <text:p text:style-name="P5">| <text:s text:c="4"/>i1 i3 <text:s text:c="5"/>|4 |</text:p>
      <text:p text:style-name="P5">| <text:s text:c="4"/>i1 i5 <text:s text:c="5"/>|2 |</text:p>
      <text:p text:style-name="P5">| <text:s text:c="4"/>i2 i3 <text:s text:c="5"/>|4 |</text:p>
      <text:p text:style-name="P5">| <text:s text:c="4"/>i2 i4 <text:s text:c="5"/>|2 |</text:p>
      <text:p text:style-name="P5">| <text:s text:c="4"/>i2 i5 <text:s text:c="5"/>|2 |</text:p>
      <text:p text:style-name="P5">---------------------</text:p>
      <text:p text:style-name="P5"><text:s text:c="6"/>3 item set</text:p>
      <text:p text:style-name="P5">---------------------</text:p>
      <text:p text:style-name="P5">| <text:s text:c="3"/>i1 i2 i3 <text:s text:c="3"/>|2 |</text:p>
      <text:p text:style-name="P5">| <text:s text:c="3"/>i1 i2 i5 <text:s text:c="3"/>|2 |</text:p>
      <text:p text:style-name="P5">---------------------</text:p>
      <text:p text:style-name="P5"><text:s text:c="6"/>4 item set</text:p>
      <text:p text:style-name="P5"><text:tab/>NILL</text:p>
      <text:p text:style-name="P5"/>
      <text:p text:style-name="P5">File:</text:p>
      <text:p text:style-name="P5"><text:tab/></text:p>
      <text:p text:style-name="P5">t100 i1 i2 i5</text:p>
      <text:p text:style-name="P5">t200 i2 i4</text:p>
      <text:p text:style-name="P5">t300 i2 i3</text:p>
      <text:p text:style-name="P5">t400 i1 i2 i4</text:p>
      <text:p text:style-name="P5">t500 i1 i3</text:p>
      <text:p text:style-name="P5">t600 i2 i3</text:p>
      <text:p text:style-name="P5">t700 i1 i3</text:p>
      <text:p text:style-name="P5">t800 i1 i2 i3 i5</text:p>
      <text:p text:style-name="P5">t900 i1 i2 i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4:14:14.105949436</meta:creation-date>
    <dc:date>2022-10-25T15:22:12.623978042</dc:date>
    <meta:editing-duration>PT20M49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75" meta:word-count="197" meta:character-count="1412" meta:non-whitespace-character-count="1066"/>
  </office:meta>
</office:document-meta>
</file>